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Andale Mono', 'Bitstream Vera Sans Mono', 'Courier New', Courier"/>
    <style:font-face style:name="Helvetica Neue" svg:font-family="'Helvetica Neue', Helvetica, Arial, sans-serif"/>
    <style:font-face style:name="Lohit Hindi1" svg:font-family="'Lohit Hindi'"/>
    <style:font-face style:name="times new roman" svg:font-family="'times new roman', 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margin-top="0in" fo:margin-bottom="0in" style:line-height-at-least="0.2189in" fo:text-align="center" style:justify-single-word="false" fo:text-indent="0in" style:auto-text-indent="false" fo:padding="0in" fo:border="none"/>
      <style:text-properties fo:font-variant="normal" fo:text-transform="none" fo:color="#222222" style:font-name="Helvetica Neue" fo:font-size="15.75pt" fo:letter-spacing="normal" fo:font-style="normal" fo:font-weight="normal"/>
    </style:style>
    <style:style style:name="P2" style:family="paragraph" style:parent-style-name="Standard">
      <style:paragraph-properties fo:margin-left="0in" fo:margin-right="0in" fo:margin-top="0in" fo:margin-bottom="0in" style:line-height-at-least="0.2189in" fo:text-align="center" style:justify-single-word="false" fo:text-indent="0in" style:auto-text-indent="false" fo:padding="0in" fo:border="none"/>
      <style:text-properties fo:font-variant="normal" fo:text-transform="none" fo:color="#222222" style:font-name="Helvetica Neue" fo:font-size="10.5pt" fo:letter-spacing="normal" fo:font-style="normal" fo:font-weight="normal"/>
    </style:style>
    <style:style style:name="P3" style:family="paragraph" style:parent-style-name="Text_20_body">
      <style:paragraph-properties fo:margin-left="0in" fo:margin-right="0in" fo:margin-top="0in" fo:margin-bottom="0in" style:line-height-at-least="0.2189in" fo:text-indent="0in" style:auto-text-indent="false" fo:padding="0in" fo:border="none"/>
      <style:text-properties fo:font-variant="normal" fo:text-transform="none" fo:color="#222222" style:font-name="Helvetica Neue" fo:font-size="10.5pt" fo:letter-spacing="normal" fo:font-style="normal" fo:font-weight="normal"/>
    </style:style>
    <style:style style:name="P4" style:family="paragraph" style:parent-style-name="Text_20_body">
      <style:paragraph-properties fo:margin-left="0in" fo:margin-right="0in" fo:margin-top="0in" fo:margin-bottom="0in" style:line-height-at-least="0.2189in" fo:text-indent="0in" style:auto-text-indent="false" fo:padding="0in" fo:border="none"/>
      <style:text-properties fo:font-variant="normal" fo:text-transform="none" fo:color="#222222" style:font-name="Helvetica Neue" fo:font-size="10.5pt" fo:letter-spacing="normal" fo:font-style="normal" fo:font-weight="bold"/>
    </style:style>
    <style:style style:name="P5" style:family="paragraph" style:parent-style-name="Text_20_body">
      <style:paragraph-properties fo:margin-left="0in" fo:margin-right="0in" fo:margin-top="0in" fo:margin-bottom="0in" style:line-height-at-least="0.2189in" fo:text-indent="0in" style:auto-text-indent="false" fo:padding="0in" fo:border="none"/>
      <style:text-properties fo:font-variant="normal" fo:text-transform="none" fo:color="#222222" style:font-name="Helvetica Neue" fo:font-size="12pt" fo:letter-spacing="normal" fo:font-style="normal" fo:font-weight="bold"/>
    </style:style>
    <style:style style:name="P6" style:family="paragraph" style:parent-style-name="Text_20_body">
      <style:paragraph-properties fo:margin-left="0in" fo:margin-right="0in" fo:margin-top="0in" fo:margin-bottom="0in" style:line-height-at-least="0.2189in" fo:text-indent="0in" style:auto-text-indent="false" fo:padding="0in" fo:border="none"/>
      <style:text-properties fo:text-transform="lowercase" fo:color="#222222" style:font-name="Consolas" fo:letter-spacing="normal" fo:font-style="normal" fo:font-weight="bold"/>
    </style:style>
    <style:style style:name="P7" style:family="paragraph" style:parent-style-name="Preformatted_20_Text">
      <style:paragraph-properties fo:margin-left="0in" fo:margin-right="0in" fo:margin-top="0in" fo:margin-bottom="0in" style:line-height-at-least="0.2189in" fo:text-indent="0in" style:auto-text-indent="false" fo:background-color="#efefef" fo:padding="0.0193in" fo:border="0.06pt solid #888888">
        <style:background-image/>
      </style:paragraph-properties>
      <style:text-properties fo:font-variant="normal" fo:text-transform="none" fo:color="#880000" style:font-name="Consolas" fo:font-size="9.75pt" fo:letter-spacing="normal" fo:font-style="normal" fo:font-weight="normal"/>
    </style:style>
    <style:style style:name="P8" style:family="paragraph" style:parent-style-name="Preformatted_20_Text">
      <style:paragraph-properties fo:margin-top="0in" fo:margin-bottom="0in" style:line-height-at-least="0.2189in" fo:background-color="#efefef" fo:padding="0.0193in" fo:border="0.06pt solid #888888">
        <style:background-image/>
      </style:paragraph-properties>
      <style:text-properties fo:font-variant="normal" fo:text-transform="none" fo:color="#880000" style:font-name="Consolas" fo:font-size="9.75pt" fo:letter-spacing="normal" fo:font-style="normal" fo:font-weight="normal"/>
    </style:style>
    <style:style style:name="P9" style:family="paragraph" style:parent-style-name="Text_20_body">
      <style:paragraph-properties fo:margin-left="0in" fo:margin-right="0in" fo:margin-top="0in" fo:margin-bottom="0in" style:line-height-at-least="0.2189in" fo:text-indent="0in" style:auto-text-indent="false" fo:padding="0in" fo:border="none"/>
      <style:text-properties fo:font-variant="normal" fo:text-transform="none" fo:color="#222222" style:font-name="Helvetica Neue" fo:font-size="10.5pt" fo:letter-spacing="normal" fo:font-style="normal" fo:font-weight="normal"/>
    </style:style>
    <style:style style:name="P10" style:family="paragraph" style:parent-style-name="Text_20_body" style:list-style-name="L1">
      <style:paragraph-properties fo:margin-left="0in" fo:margin-right="0in" fo:margin-top="0in" fo:margin-bottom="0in" style:line-height-at-least="0.2189in" fo:text-indent="0in" style:auto-text-indent="false" fo:padding="0in" fo:border="none"/>
      <style:text-properties fo:font-variant="normal" fo:text-transform="none" fo:color="#222222" style:font-name="Helvetica Neue" fo:font-size="10.5pt" fo:letter-spacing="normal" fo:font-style="normal" fo:font-weight="normal"/>
    </style:style>
    <style:style style:name="P11" style:family="paragraph" style:parent-style-name="Text_20_body">
      <style:paragraph-properties fo:margin-left="0in" fo:margin-right="0in" fo:margin-top="0in" fo:margin-bottom="0in" style:line-height-at-least="0.2189in" fo:text-indent="0in" style:auto-text-indent="false" fo:padding="0in" fo:border="none"/>
      <style:text-properties fo:font-variant="normal" fo:text-transform="none" fo:color="#880000" style:font-name="Consolas" fo:font-size="9.75pt" fo:letter-spacing="normal" fo:font-style="normal" fo:font-weight="normal"/>
    </style:style>
    <style:style style:name="P12" style:family="paragraph" style:parent-style-name="Preformatted_20_Text">
      <style:paragraph-properties fo:margin-left="0in" fo:margin-right="0in" fo:margin-top="0in" fo:margin-bottom="0in" style:line-height-at-least="0.2189in" fo:text-indent="0in" style:auto-text-indent="false" fo:background-color="#efefef" fo:padding="0.0193in" fo:border="0.06pt solid #888888">
        <style:background-image/>
      </style:paragraph-properties>
      <style:text-properties fo:font-variant="normal" fo:text-transform="none" fo:color="#880000" style:font-name="Consolas" fo:font-size="9.75pt" fo:letter-spacing="normal" fo:font-style="normal" fo:font-weight="normal"/>
    </style:style>
    <style:style style:name="P13" style:family="paragraph" style:parent-style-name="Preformatted_20_Text">
      <style:paragraph-properties fo:margin-top="0in" fo:margin-bottom="0in" style:line-height-at-least="0.2189in" fo:background-color="#efefef" fo:padding="0.0193in" fo:border="0.06pt solid #888888">
        <style:background-image/>
      </style:paragraph-properties>
      <style:text-properties fo:font-variant="normal" fo:text-transform="none" fo:color="#880000" style:font-name="Consolas" fo:font-size="9.75pt" fo:letter-spacing="normal" fo:font-style="normal" fo:font-weight="normal"/>
    </style:style>
    <style:style style:name="T1" style:family="text">
      <style:text-properties style:font-name="times new roman" fo:font-size="13.5pt"/>
    </style:style>
    <style:style style:name="T2" style:family="text">
      <style:text-properties style:font-name="times new roman" fo:font-size="13.5pt" fo:font-style="italic"/>
    </style:style>
    <style:style style:name="T3" style:family="text">
      <style:text-properties style:font-name="times new roman" fo:font-size="9.75pt"/>
    </style:style>
    <style:style style:name="T4" style:family="text">
      <style:text-properties style:font-name="times new roman" fo:font-size="9.75pt" fo:font-style="italic"/>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sya and Public Transport</text:p>
      <text:p text:style-name="P2"/>
      <text:p text:style-name="P3">Vasya often uses public transport. The transport in the city is of two types: trolleys and buses. The city has <text:span text:style-name="T2">n</text:span> buses and <text:span text:style-name="T2">m</text:span> trolleys, the buses are numbered by integers from <text:span text:style-name="T1">1</text:span> to <text:span text:style-name="T2">n</text:span>, the trolleys are numbered by integers from <text:span text:style-name="T1">1</text:span> to <text:span text:style-name="T2">m</text:span>.</text:p>
      <text:p text:style-name="P3">Public transport is not free. There are 4 types of tickets:</text:p>
      <text:list xml:id="list1483903531" text:style-name="L1">
        <text:list-item>
          <text:p text:style-name="P10">A ticket for one ride on some bus or trolley. It costs <text:span text:style-name="T2">c</text:span><text:span text:style-name="T3">1</text:span> burles;</text:p>
        </text:list-item>
        <text:list-item>
          <text:p text:style-name="P10">A ticket for an unlimited number of rides on some bus or on some trolley. It costs <text:span text:style-name="T2">c</text:span><text:span text:style-name="T3">2</text:span> burles;</text:p>
        </text:list-item>
        <text:list-item>
          <text:p text:style-name="P10">A ticket for an unlimited number of rides on all buses or all trolleys. It costs <text:span text:style-name="T2">c</text:span><text:span text:style-name="T3">3</text:span> burles;</text:p>
        </text:list-item>
        <text:list-item>
          <text:p text:style-name="P10">A ticket for an unlimited number of rides on all buses and trolleys. It costs <text:span text:style-name="T2">c</text:span><text:span text:style-name="T3">4</text:span> burles.</text:p>
        </text:list-item>
      </text:list>
      <text:p text:style-name="P3">Vasya knows for sure the number of rides he is going to make and the transport he is going to use. He asked you for help to find the minimum sum of burles he will have to spend on the tickets.</text:p>
      <text:p text:style-name="P5">Input</text:p>
      <text:p text:style-name="P3">There are several test cases. Each test case has the format:</text:p>
      <text:p text:style-name="P3">The first line contains four integers <text:span text:style-name="T2">c</text:span><text:span text:style-name="T3">1</text:span><text:span text:style-name="T1">, </text:span><text:span text:style-name="T2">c</text:span><text:span text:style-name="T3">2</text:span><text:span text:style-name="T1">, </text:span><text:span text:style-name="T2">c</text:span><text:span text:style-name="T3">3</text:span><text:span text:style-name="T1">, </text:span><text:span text:style-name="T2">c</text:span><text:span text:style-name="T3">4</text:span> <text:span text:style-name="T1">(1 ≤ </text:span><text:span text:style-name="T2">c</text:span><text:span text:style-name="T3">1</text:span><text:span text:style-name="T1">, </text:span><text:span text:style-name="T2">c</text:span><text:span text:style-name="T3">2</text:span><text:span text:style-name="T1">, </text:span><text:span text:style-name="T2">c</text:span><text:span text:style-name="T3">3</text:span><text:span text:style-name="T1">, </text:span><text:span text:style-name="T2">c</text:span><text:span text:style-name="T3">4</text:span><text:span text:style-name="T1"> ≤ 1000)</text:span> — the costs of the tickets.</text:p>
      <text:p text:style-name="P3">The second line contains two integers <text:span text:style-name="T2">n</text:span> and <text:span text:style-name="T2">m</text:span> <text:span text:style-name="T1">(1 ≤ </text:span><text:span text:style-name="T2">n</text:span><text:span text:style-name="T1">, </text:span><text:span text:style-name="T2">m</text:span><text:span text:style-name="T1"> ≤ 1000)</text:span> — the number of buses and trolleys Vasya is going to use.</text:p>
      <text:p text:style-name="P3">The third line contains <text:span text:style-name="T2">n</text:span> integers <text:span text:style-name="T2">a</text:span><text:span text:style-name="T4">i</text:span> <text:span text:style-name="T1">(0 ≤ </text:span><text:span text:style-name="T2">a</text:span><text:span text:style-name="T4">i</text:span><text:span text:style-name="T1"> ≤ 1000)</text:span> — the number of times Vasya is going to use the bus number <text:span text:style-name="T2">i</text:span>.</text:p>
      <text:p text:style-name="P3">The fourth line contains <text:span text:style-name="T2">m</text:span> integers <text:span text:style-name="T2">b</text:span><text:span text:style-name="T4">i</text:span> <text:span text:style-name="T1">(0 ≤ </text:span><text:span text:style-name="T2">b</text:span><text:span text:style-name="T4">i</text:span><text:span text:style-name="T1"> ≤ 1000)</text:span> — the number of times Vasya is going to use the trolley number <text:span text:style-name="T2">i</text:span>.</text:p>
      <text:p text:style-name="P5">Output</text:p>
      <text:p text:style-name="P3">For each test case print a single number — the minimum sum of burles Vasya will have to spend on the tickets.</text:p>
      <text:p text:style-name="P4">Sample test(s)</text:p>
      <text:p text:style-name="P6">input</text:p>
      <text:p text:style-name="P7">1 3 7 19</text:p>
      <text:p text:style-name="P8">2 3</text:p>
      <text:p text:style-name="P8">2 5</text:p>
      <text:p text:style-name="P8">4 4 4</text:p>
      <text:p text:style-name="P7">4 3 2 1</text:p>
      <text:p text:style-name="P8">1 3</text:p>
      <text:p text:style-name="P8">798</text:p>
      <text:p text:style-name="P8">1 2 3</text:p>
      <text:p text:style-name="P7">100 100 8 100</text:p>
      <text:p text:style-name="P8">3 5</text:p>
      <text:p text:style-name="P8">7 94 12</text:p>
      <text:p text:style-name="P8">100 1 47 0 42</text:p>
      <text:p text:style-name="P6">output</text:p>
      <text:p text:style-name="P7">12</text:p>
      <text:p text:style-name="P7"><text:soft-page-break/>1</text:p>
      <text:p text:style-name="P7">16</text:p>
      <text:p text:style-name="P11"/>
      <text:p text:style-name="P5">Note</text:p>
      <text:p text:style-name="P3">In the first sample the profitable strategy is to buy two tickets of the first type (for the first bus), one ticket of the second type (for the second bus) and one ticket of the third type (for all trolleys). It totals to <text:span text:style-name="T1">(2·1) + 3 + 7 = 12</text:span> burles.</text:p>
      <text:p text:style-name="P3">In the second sample the profitable strategy is to buy one ticket of the fourth type.</text:p>
      <text:p text:style-name="P3">In the third sample the profitable strategy is to buy two tickets of the third type: for all buses and for all trolley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ucida Console', 'Andale Mono', 'Bitstream Vera Sans Mono', 'Courier New', Courier"/>
    <style:font-face style:name="Helvetica Neue" svg:font-family="'Helvetica Neue', Helvetica, Arial, sans-serif"/>
    <style:font-face style:name="Lohit Hindi1" svg:font-family="'Lohit Hindi'"/>
    <style:font-face style:name="times new roman" svg:font-family="'times new roman', 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cv </meta:initial-creator>
    <meta:creation-date>2014-03-10T21:01:48</meta:creation-date>
    <dc:date>2014-03-11T10:49:04</dc:date>
    <dc:creator>ancv </dc:creator>
    <meta:editing-duration>PT44S</meta:editing-duration>
    <meta:editing-cycles>4</meta:editing-cycles>
    <meta:generator>LibreOffice/3.5$Linux_x86 LibreOffice_project/350m1$Build-2</meta:generator>
    <meta:document-statistic meta:table-count="0" meta:image-count="0" meta:object-count="0" meta:page-count="2" meta:paragraph-count="38" meta:word-count="444" meta:character-count="2059" meta:non-whitespace-character-count="1657"/>
  </office:meta>
</office:document-meta>
</file>